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bfd98"/>
    </style:style>
    <style:style style:name="P2" style:family="paragraph" style:parent-style-name="Standard">
      <style:text-properties officeooo:paragraph-rsid="001fc470"/>
    </style:style>
    <style:style style:name="P3" style:family="paragraph" style:parent-style-name="Standard">
      <style:text-properties officeooo:paragraph-rsid="00209965"/>
    </style:style>
    <style:style style:name="P4" style:family="paragraph" style:parent-style-name="Standard">
      <style:text-properties fo:font-weight="bold" officeooo:paragraph-rsid="001fc470" style:font-weight-asian="bold" style:font-weight-complex="bold"/>
    </style:style>
    <style:style style:name="P5" style:family="paragraph" style:parent-style-name="Standard">
      <style:text-properties fo:font-weight="bold" officeooo:paragraph-rsid="00217541" style:font-weight-asian="bold" style:font-weight-complex="bold"/>
    </style:style>
    <style:style style:name="P6" style:family="paragraph" style:parent-style-name="Standard">
      <style:text-properties officeooo:paragraph-rsid="002313cd"/>
    </style:style>
    <style:style style:name="P7" style:family="paragraph" style:parent-style-name="Standard">
      <style:text-properties officeooo:rsid="001a2067" officeooo:paragraph-rsid="001a2067"/>
    </style:style>
    <style:style style:name="P8" style:family="paragraph" style:parent-style-name="Standard">
      <style:text-properties officeooo:rsid="001b6f3d" officeooo:paragraph-rsid="001b6f3d"/>
    </style:style>
    <style:style style:name="P9" style:family="paragraph" style:parent-style-name="Standard">
      <style:text-properties officeooo:rsid="001e9ecf" officeooo:paragraph-rsid="001e9ecf"/>
    </style:style>
    <style:style style:name="P10" style:family="paragraph" style:parent-style-name="Standard">
      <style:text-properties officeooo:rsid="001fc470" officeooo:paragraph-rsid="00238cff"/>
    </style:style>
    <style:style style:name="P11" style:family="paragraph" style:parent-style-name="Standard">
      <style:text-properties officeooo:rsid="001fc470" officeooo:paragraph-rsid="001fc470"/>
    </style:style>
    <style:style style:name="P12" style:family="paragraph" style:parent-style-name="Standard">
      <style:text-properties officeooo:rsid="001bfd98" officeooo:paragraph-rsid="001bfd98"/>
    </style:style>
    <style:style style:name="P13" style:family="paragraph" style:parent-style-name="Standard">
      <style:text-properties officeooo:rsid="001d3cc4" officeooo:paragraph-rsid="001d3cc4"/>
    </style:style>
    <style:style style:name="P14" style:family="paragraph" style:parent-style-name="Standard">
      <style:text-properties officeooo:paragraph-rsid="00255874"/>
    </style:style>
    <style:style style:name="P15" style:family="paragraph" style:parent-style-name="Standard">
      <style:text-properties officeooo:rsid="00209965" officeooo:paragraph-rsid="00209965"/>
    </style:style>
    <style:style style:name="T1" style:family="text">
      <style:text-properties officeooo:rsid="001bfd98"/>
    </style:style>
    <style:style style:name="T2" style:family="text">
      <style:text-properties officeooo:rsid="001d3cc4"/>
    </style:style>
    <style:style style:name="T3" style:family="text">
      <style:text-properties officeooo:rsid="001fc470"/>
    </style:style>
    <style:style style:name="T4" style:family="text">
      <style:text-properties officeooo:rsid="00209965"/>
    </style:style>
    <style:style style:name="T5" style:family="text">
      <style:text-properties officeooo:rsid="00217541"/>
    </style:style>
    <style:style style:name="T6" style:family="text">
      <style:text-properties officeooo:rsid="00238cff"/>
    </style:style>
    <style:style style:name="T7" style:family="text">
      <style:text-properties officeooo:rsid="002558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teraction Design <text:span text:style-name="T7">-</text:span> <text:span text:style-name="T7">Gruppe 3</text:span></text:p>
      <text:p text:style-name="P7"/>
      <text:p text:style-name="P7"/>
      <text:p text:style-name="P7"/>
      <text:p text:style-name="P7">Produkt Statement</text:p>
      <text:p text:style-name="P7"/>
      <text:p text:style-name="P7">Android Applikation mit der mobil und aktuell über die Google Calendar API auf Verfügbarkeitsdaten der Mitarbeiter zugegriffen werden kann. Der Mitarbeiter kann auch seinen aktuellen Verfügbarkeitsstatus eintragen. </text:p>
      <text:p text:style-name="P8">Die Mitarbeiter der Firma JavaRockstars haben Probleme damit ihre Terminlichkeiten zu synchronisieren um Meetings etc. geplant werden können.</text:p>
      <text:p text:style-name="P8">Unser Produkt dient lediglich zur Planung und stellt kein Mittel zur aktiven Kommunikation dar.</text:p>
      <text:p text:style-name="P8">Als Ziel der Geschäftsleitung kann man den Abbau Unternehmensinterner Kosten durch die effizientere Zeitausnutzung der Mitarbeiter beim Planen von Meetings sehen.</text:p>
      <text:p text:style-name="P8"/>
      <text:p text:style-name="P8"/>
      <text:p text:style-name="P9">Tasks:</text:p>
      <text:p text:style-name="P10">- Verfügbarkeitsübersicht</text:p>
      <text:p text:style-name="P11">- Verfügbarkeit eines Mitarbeiters überprüfen</text:p>
      <text:p text:style-name="P11">- Eintragungen meiner Verfügbarkeit</text:p>
      <text:p text:style-name="P6"><text:span text:style-name="T3">- </text:span><text:span text:style-name="T6">Schlüsselwortsuche</text:span></text:p>
      <text:p text:style-name="P11"/>
      <text:p text:style-name="P9"/>
      <text:p text:style-name="P9"/>
      <text:p text:style-name="P12">Personas:</text:p>
      <text:p text:style-name="P12"/>
      <text:p text:style-name="P12">Persona 1 (sekundär): Gabi Wellinger</text:p>
      <text:p text:style-name="P12">Position: Geschäftsassistenz</text:p>
      <text:p text:style-name="P12">Alter: 39</text:p>
      <text:p text:style-name="P12">Arbeitet nicht aktiv in Projekten</text:p>
      <text:p text:style-name="P12">Ausbildung: Diplom Germanistik</text:p>
      <text:p text:style-name="P12">Fremdsprache: English, Latein, Französisch</text:p>
      <text:p text:style-name="P12">Hobbies: Liest romantische Romane und Platon, Sammelt Kuscheltiere</text:p>
      <text:p text:style-name="P12"/>
      <text:p text:style-name="P4"><text:span text:style-name="T3">Bedürfnisanalyse:<text:tab/><text:tab/><text:tab/><text:tab/><text:tab/><text:tab/></text:span><text:span text:style-name="T5">Wichtig<text:tab/>Häufigkeit<text:tab/>Priorität</text:span></text:p>
      <text:p text:style-name="P11">- Verfügbarkeit eines Mitarbeiters überprüfen<text:tab/><text:tab/>Wichtig<text:tab/>weniger<text:tab/>gering</text:p>
      <text:p text:style-name="P2"><text:span text:style-name="T3">- Eintragungen meiner Verfügbarkeit<text:tab/><text:tab/><text:tab/><text:tab/>Mittel<text:tab/><text:tab/>sehr wenig<text:tab/></text:span><text:span text:style-name="T4">gering</text:span></text:p>
      <text:p text:style-name="P2"><text:span text:style-name="T3">- Verfügbarkeitsübersicht<text:tab/><text:tab/><text:tab/><text:tab/><text:tab/></text:span><text:span text:style-name="T4">Mittel<text:tab/><text:tab/>mittel<text:tab/><text:tab/>mittel</text:span></text:p>
      <text:p text:style-name="P14"><text:span text:style-name="T3">- </text:span><text:span text:style-name="T6">Schlüsselwortsuche</text:span><text:span text:style-name="T3"><text:tab/><text:tab/><text:tab/><text:tab/><text:tab/><text:tab/></text:span><text:span text:style-name="T4">Wichtig<text:tab/>oft<text:tab/><text:tab/>hoch</text:span></text:p>
      <text:p text:style-name="P12"/>
      <text:p text:style-name="P12">Persona 2 (sekundär): Bernhard Bernhardson</text:p>
      <text:p text:style-name="P12">Position: Geschäftsleitung</text:p>
      <text:p text:style-name="P12">Alter: 66</text:p>
      <text:p text:style-name="P12">Arbeitet nicht aktiv in Projekten</text:p>
      <text:p text:style-name="P12">Ausbildung: Diplom Betriebswirt</text:p>
      <text:p text:style-name="P12">Fremdsprache: English, Schwäbisch</text:p>
      <text:p text:style-name="P12">Hobbies: Golf, Börsenspekulationen auf Rohstoffe</text:p>
      <text:p text:style-name="P12"/>
      <text:p text:style-name="P12"/>
      <text:p text:style-name="P5"><text:span text:style-name="T3">Bedürfnisanalyse:<text:tab/><text:tab/><text:tab/><text:tab/><text:tab/><text:tab/></text:span><text:span text:style-name="T5">Wichtig<text:tab/>Häufigkeit<text:tab/>Priorität</text:span></text:p>
      <text:p text:style-name="P3"><text:span text:style-name="T3">- Verfügbarkeit eines Mitarbeiters überprüfen<text:tab/><text:tab/></text:span><text:span text:style-name="T4">niedrig<text:tab/></text:span><text:span text:style-name="T3"><text:tab/>weniger<text:tab/>gering</text:span></text:p>
      <text:p text:style-name="P3"><text:span text:style-name="T3">- Eintragungen meiner Verfügbarkeit<text:tab/><text:tab/><text:tab/><text:tab/>Mittel<text:tab/><text:tab/>sehr wenig<text:tab/></text:span><text:span text:style-name="T4">gering</text:span></text:p>
      <text:p text:style-name="P3"><text:soft-page-break/><text:span text:style-name="T3">- Verfügbarkeitsübersicht<text:tab/><text:tab/><text:tab/><text:tab/><text:tab/></text:span><text:span text:style-name="T4">Mittel<text:tab/><text:tab/>mittel<text:tab/><text:tab/>mittel</text:span></text:p>
      <text:p text:style-name="P14"><text:span text:style-name="T7">- </text:span><text:span text:style-name="T6">Schlüsselwortsuche</text:span><text:span text:style-name="T3"><text:tab/><text:tab/><text:tab/><text:tab/><text:tab/><text:tab/></text:span><text:span text:style-name="T4">Wichtig<text:tab/>mittel<text:tab/><text:tab/>hoch</text:span></text:p>
      <text:p text:style-name="P12"/>
      <text:p text:style-name="P1"><text:span text:style-name="T1">Persona 3 (sekundär): </text:span><text:span text:style-name="T2">Bill Jobs</text:span></text:p>
      <text:p text:style-name="P13">Postition: Softwareengineer</text:p>
      <text:p text:style-name="P13">Alter: 36</text:p>
      <text:p text:style-name="P13">Arbeitet aktiv in Projekten</text:p>
      <text:p text:style-name="P13">Ausbildung: Bachelor(FH) Informatik</text:p>
      <text:p text:style-name="P13">Fremdsprache: English, Java, C++</text:p>
      <text:p text:style-name="P13">Hobbies: Spielt und Programmiert Computerspiele, Stellt sich sein eigenes Betriebssystem zusammen</text:p>
      <text:p text:style-name="P13"/>
      <text:p text:style-name="P5"><text:span text:style-name="T3">Bedürfnisanalyse:<text:tab/><text:tab/><text:tab/><text:tab/><text:tab/><text:tab/></text:span><text:span text:style-name="T5">Wichtig<text:tab/>Häufigkeit<text:tab/>Priorität</text:span></text:p>
      <text:p text:style-name="P3"><text:span text:style-name="T3">- Verfügbarkeit eines Mitarbeiters überprüfen<text:tab/><text:tab/></text:span><text:span text:style-name="T4">Mittel<text:tab/></text:span><text:span text:style-name="T3"><text:tab/></text:span><text:span text:style-name="T4">wenig<text:tab/></text:span><text:span text:style-name="T3"><text:tab/></text:span><text:span text:style-name="T4">mittel</text:span></text:p>
      <text:p text:style-name="P3"><text:span text:style-name="T3">- Eintragungen meiner Verfügbarkeit<text:tab/><text:tab/><text:tab/><text:tab/></text:span><text:span text:style-name="T4">Hoch</text:span><text:span text:style-name="T3"><text:tab/><text:tab/></text:span><text:span text:style-name="T4">Oft<text:tab/><text:tab/>Hoch</text:span></text:p>
      <text:p text:style-name="P3"><text:span text:style-name="T3">- Verfügbarkeitsübersicht<text:tab/><text:tab/><text:tab/><text:tab/><text:tab/></text:span><text:span text:style-name="T4">Mittel<text:tab/><text:tab/>mittel<text:tab/><text:tab/>mittel</text:span></text:p>
      <text:p text:style-name="P14"><text:span text:style-name="T3">- </text:span><text:span text:style-name="T6">Schlüsselwortsuche</text:span><text:span text:style-name="T3"><text:tab/><text:tab/><text:tab/><text:tab/><text:tab/><text:tab/></text:span><text:span text:style-name="T4">Niedrig<text:tab/>wenig<text:tab/><text:tab/>niedrig</text:span></text:p>
      <text:p text:style-name="P13"/>
      <text:p text:style-name="P13">Persona 4 (primär): Pier Luigi Huber</text:p>
      <text:p text:style-name="P13">Position: Projektleiter/-Manager</text:p>
      <text:p text:style-name="P13">Alter: 54</text:p>
      <text:p text:style-name="P13">Ausbildung: Bachelor Elektrotechnik und Diplom Mathematiker</text:p>
      <text:p text:style-name="P13">Fremdsprachen: English, Italienisch, reguläre Sprachen</text:p>
      <text:p text:style-name="P13">Hobbies: nicht reguläre Sprachen, Riemansche Vermutung, Kreuzworträtsel</text:p>
      <text:p text:style-name="P13"/>
      <text:p text:style-name="P5"><text:span text:style-name="T3">Bedürfnisanalyse:<text:tab/><text:tab/><text:tab/><text:tab/><text:tab/><text:tab/></text:span><text:span text:style-name="T5">Wichtig<text:tab/>Häufigkeit<text:tab/>Priorität</text:span></text:p>
      <text:p text:style-name="P3"><text:span text:style-name="T3">- Verfügbarkeit eines Mitarbeiters überprüfen<text:tab/><text:tab/>Wichtig<text:tab/></text:span><text:span text:style-name="T4">mittel<text:tab/></text:span><text:span text:style-name="T3"><text:tab/></text:span><text:span text:style-name="T4">mittel</text:span></text:p>
      <text:p text:style-name="P3"><text:span text:style-name="T3">- Eintragungen meiner Verfügbarkeit<text:tab/><text:tab/><text:tab/><text:tab/>Mittel<text:tab/><text:tab/></text:span><text:span text:style-name="T4">mittel<text:tab/></text:span><text:span text:style-name="T3"><text:tab/></text:span><text:span text:style-name="T4">mittel</text:span></text:p>
      <text:p text:style-name="P3"><text:span text:style-name="T3">- Verfügbarkeitsübersicht<text:tab/><text:tab/><text:tab/><text:tab/><text:tab/></text:span><text:span text:style-name="T4">Mittel<text:tab/><text:tab/>mittel<text:tab/><text:tab/>mittel</text:span></text:p>
      <text:p text:style-name="P14"><text:span text:style-name="T3">- </text:span><text:span text:style-name="T6">Schlüsselwortsuche</text:span><text:span text:style-name="T3"><text:tab/><text:tab/><text:tab/><text:tab/><text:tab/><text:tab/></text:span><text:span text:style-name="T4">Wichtig<text:tab/>oft<text:tab/><text:tab/>hoch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11:33:51.87</meta:creation-date>
    <dc:date>2013-04-15T14:04:01.82</dc:date>
    <meta:editing-duration>PT5H10M5S</meta:editing-duration>
    <meta:editing-cycles>9</meta:editing-cycles>
    <meta:generator>LibreOffice/4.0.0.3$Windows_x86 LibreOffice_project/7545bee9c2a0782548772a21bc84a9dcc583b89</meta:generator>
    <meta:document-statistic meta:table-count="0" meta:image-count="0" meta:object-count="0" meta:page-count="2" meta:paragraph-count="59" meta:word-count="333" meta:character-count="2895" meta:non-whitespace-character-count="2526"/>
  </office:meta>
</office:document-meta>
</file>